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ntentAssert.isSimilarTo( Object 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ntentAssert.XmlContentAssert( Objec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Assert.isSimilarTo( Object control , Predicate &lt; Node &gt; nod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ntentAssert.isSimilarToIgnoringWhitespace( String control , NodeMatcher node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ntentAssert.isSimilarToIgnoringWhitespace( Object 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ntentAssert.isSimilarTo( String control , DifferenceEvaluator differenceEvalu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